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, 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t is miejn bedoeling om voor een hulpmidtel te zorgen voor verzamelaars van fossiele haaietanden en daaraan gerelateerde zaken.</text:p>
      <text:p text:style-name="Standard">Ik hoop dat we door widerzijdse ruiling van soorten en informatie elkaars collecties kunnen completeren. </text:p>
      <text:p text:style-name="Standard"/>
      <text:p text:style-name="Standard">Het is miejn bedoeling om voor een hulpmidtel te zorgen voor verzamelaars van fossiele haaietanden en daaraan gerelateerde zaken.</text:p>
      <text:p text:style-name="Standard">Ik hoop dat we door widerzijdse ruiling van soorten en informatie elkaars collecties kunnen completeren. </text:p>
      <text:p text:style-name="Standard"/>
      <text:p text:style-name="Standard">Het is miejn bedoeling om voor een hulpmidtel te zorgen voor verzamelaars van fossiele haaietanden en daaraan gerelateerde zaken.</text:p>
      <text:p text:style-name="Standard">Ik hoop dat we door widerzijdse ruiling van soorten en informatie elkaars collecties kunnen completer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, Times" style:font-family-generic="roman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horndale" fo:font-size="12pt" fo:language="nl" fo:country="NL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7e_LT_7e_Titel" style:display-name="Standard~LT~Titel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44pt" fo:font-style="normal" fo:text-shadow="none" style:text-underline-style="none" fo:font-weight="normal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Thorsten Ziehm</meta:initial-creator>
    <meta:creation-date>1998-10-13T11:29:46</meta:creation-date>
    <dc:creator>Thorsten Ziehm</dc:creator>
    <dc:date>1998-10-13T12:40:43</dc:date>
    <dc:language>nl-NL</dc:language>
    <meta:editing-cycles>5</meta:editing-cycles>
    <meta:editing-duration>PT2M58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6" meta:word-count="102" meta:character-count="702"/>
  </office:meta>
</office:document-meta>
</file>